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ro1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ndwriting Sample" table:style-name="ta1">
        <table:table-column table:style-name="co1" table:default-cell-style-name="ce7"/>
        <table:table-column table:style-name="co1" table:number-columns-repeated="16383" table:default-cell-style-name="Default"/>
        <table:table-row table:style-name="ro1">
          <table:table-cell table:style-name="ce5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"/>
          <table:table-cell table:style-name="ce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"/>
          <table:table-cell table:style-name="ce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2" table:number-columns-repeated="30"/>
          <table:table-cell table:number-columns-repeated="163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2" table:number-columns-repeated="30"/>
          <table:table-cell table:number-columns-repeated="16353"/>
        </table:table-row>
        <table:table-row table:style-name="ro1" table:number-rows-repeated="63">
          <table:table-cell/>
          <table:table-cell table:style-name="ce4" table:number-columns-repeated="10"/>
          <table:table-cell table:number-columns-repeated="16373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ndwriting Sample (filled)" table:style-name="ta1">
        <table:table-column table:style-name="co1" table:default-cell-style-name="ce11"/>
        <table:table-column table:style-name="co1" table:number-columns-repeated="16383" table:default-cell-style-name="Default"/>
        <table:table-row table:style-name="ro1">
          <table:table-cell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"/>
          <table:table-cell table:style-name="ce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3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"/>
          <table:table-cell table:style-name="ce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3"/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"/>
          <table:table-cell table:style-name="ce3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"/>
          <table:table-cell table:style-name="ce3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3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"/>
          <table:table-cell table:number-columns-repeated="1635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53"/>
        </table:table-row>
        <table:table-row table:style-name="ro1" table:number-rows-repeated="63">
          <table:table-cell/>
          <table:table-cell table:style-name="ce4" table:number-columns-repeated="10"/>
          <table:table-cell table:number-columns-repeated="16373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3:09:14.7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2:51:24.068000000</meta:creation-date>
    <dc:date>2023-10-09T13:15:15.647000000</dc:date>
    <meta:editing-duration>PT19M54S</meta:editing-duration>
    <meta:editing-cycles>2</meta:editing-cycles>
    <meta:generator>LibreOffice/7.5.7.1$Windows_X86_64 LibreOffice_project/47eb0cf7efbacdee9b19ae25d6752381ede23126</meta:generator>
    <meta:document-statistic meta:table-count="2" meta:cell-count="1204" meta:object-count="0"/>
  </office:meta>
</office:document-meta>
</file>